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 style:data-style-name="N2" text:time-value="21:42:22.438336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1-19T22:27:29.243635662</dc:date>
    <meta:editing-duration>P7DT9H55M30S</meta:editing-duration>
    <meta:editing-cycles>496</meta:editing-cycles>
    <meta:generator>LibreOffice/5.4.4.2$Linux_X86_64 LibreOffice_project/40m0$Build-2</meta:generator>
    <meta:document-statistic meta:table-count="1" meta:cell-count="5537" meta:object-count="0"/>
  </office:meta>
</office:document-meta>
</file>